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7d1c1" officeooo:paragraph-rsid="0007d1c1"/>
    </style:style>
    <style:style style:name="P2" style:family="paragraph" style:parent-style-name="Standard">
      <style:text-properties style:font-name="Arial" fo:font-size="16pt" fo:font-weight="bold" officeooo:rsid="0007d1c1" officeooo:paragraph-rsid="0007d1c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07d1c1" officeooo:paragraph-rsid="0007d1c1" style:font-size-asian="14pt" style:font-size-complex="14pt"/>
    </style:style>
    <style:style style:name="P4" style:family="paragraph" style:parent-style-name="Standard">
      <style:text-properties style:font-name="Arial" fo:font-size="14pt" officeooo:rsid="0007d1c1" officeooo:paragraph-rsid="0007d1c1" style:font-size-asian="14pt" style:font-size-complex="14pt"/>
    </style:style>
    <style:style style:name="P5" style:family="paragraph" style:parent-style-name="Standard" style:list-style-name="L3">
      <style:text-properties style:font-name="Arial" fo:font-size="14pt" officeooo:rsid="0007d1c1" officeooo:paragraph-rsid="0007d1c1" style:font-size-asian="14pt" style:font-size-complex="14pt"/>
    </style:style>
    <style:style style:name="P6" style:family="paragraph" style:parent-style-name="Standard" style:list-style-name="L5">
      <style:text-properties style:font-name="Arial" fo:font-size="14pt" officeooo:rsid="0007d1c1" officeooo:paragraph-rsid="0007d1c1" style:font-size-asian="14pt" style:font-size-complex="14pt"/>
    </style:style>
    <style:style style:name="P7" style:family="paragraph" style:parent-style-name="Standard" style:list-style-name="L6">
      <style:text-properties style:font-name="Arial" fo:font-size="14pt" officeooo:rsid="0007d1c1" officeooo:paragraph-rsid="0007d1c1" style:font-size-asian="14pt" style:font-size-complex="14pt"/>
    </style:style>
    <style:style style:name="P8" style:family="paragraph" style:parent-style-name="Standard" style:list-style-name="L7">
      <style:text-properties style:font-name="Arial" fo:font-size="14pt" officeooo:rsid="0007d1c1" officeooo:paragraph-rsid="0007d1c1" style:font-size-asian="14pt" style:font-size-complex="14pt"/>
    </style:style>
    <style:style style:name="P9" style:family="paragraph" style:parent-style-name="Standard">
      <style:text-properties style:font-name="Arial" fo:font-size="14pt" fo:font-weight="bold" officeooo:rsid="0007d1c1" officeooo:paragraph-rsid="0007d1c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JetBrains Mono" fo:font-size="16pt" fo:font-weight="bold" officeooo:rsid="0007d1c1" officeooo:paragraph-rsid="0007d1c1" style:font-size-asian="16pt" style:font-weight-asian="bold" style:font-size-complex="16pt" style:font-weight-complex="bold"/>
    </style:style>
    <style:style style:name="P11" style:family="paragraph" style:parent-style-name="Standard" style:list-style-name="L4">
      <style:text-properties officeooo:paragraph-rsid="0007d1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weight="bold" officeooo:rsid="0007d1c1" style:font-size-asian="14pt" style:font-weight-asian="bold" style:font-size-complex="14pt" style:font-weight-complex="bold"/>
    </style:style>
    <style:style style:name="T3" style:family="text">
      <style:text-properties style:font-name="Arial" fo:font-size="14pt" officeooo:rsid="0007d1c1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FACULDADE DE TECNOLOGIA (FATEC) – DIADEMA</text:p>
      <text:p text:style-name="P3"/>
      <text:p text:style-name="P3">CAUÃ RENATO OLIVEIRA QUEIROZ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TO INTEGRADOR</text:p>
      <text:p text:style-name="P3">Conecta plu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PAULO</text:p>
      <text:p text:style-name="P3">2024</text:p>
      <text:p text:style-name="P10"><text:soft-page-break/>Plataforma de Freelancing</text:p>
      <text:p text:style-name="P10"/>
      <text:p text:style-name="P1"/>
      <text:p text:style-name="P4"><text:span text:style-name="T1">Nome:</text:span> Conecta Plus</text:p>
      <text:p text:style-name="P4"/>
      <text:p text:style-name="P4"><text:span text:style-name="T1">Objetivo:</text:span> Promover o trabalho decente, o crescimento economico e a inclusão social, conectando freelancers a empresas e oferecendo recursos para capacitar novos profissionais</text:p>
      <text:p text:style-name="P4"/>
      <text:p text:style-name="P9">Publico-alvo:</text:p>
      <text:list text:style-name="L3">
        <text:list-item>
          <text:p text:style-name="P5"><text:span text:style-name="T1">Freelancers:</text:span> Profissionais autonomos de diversas areas, incluindo iniciantes e profissionais já posicionados no mercado de freelancers.</text:p>
        </text:list-item>
        <text:list-item>
          <text:p text:style-name="P5"><text:span text:style-name="T1">Empresas: </text:span>Pequenas e medias empresas que buscam contratar freelancers para projetos especificos.</text:p>
        </text:list-item>
      </text:list>
      <text:p text:style-name="P4"/>
      <text:p text:style-name="P9">Objetivos de Desenvolvimentos Sustentaveis:</text:p>
      <text:p text:style-name="P9"/>
      <text:p text:style-name="P4"><text:span text:style-name="T1">ODS 8:</text:span> Trabalho Decente e Crescimento Econômico</text:p>
      <text:list text:style-name="L4">
        <text:list-item>
          <text:p text:style-name="P11"><text:span text:style-name="T2">Meta 8.5:</text:span><text:span text:style-name="T3"> Alcançar o emprego pleno e produtivo e trabalho decente para todas as mulheres e homens, incluindo jovens e pessoas com deficiência, e remuneração igual para trabalho de igual valor.</text:span></text:p>
        </text:list-item>
      </text:list>
      <text:p text:style-name="P4"/>
      <text:p text:style-name="P4">A plataforma facilita o acesso ao mercado de trabalho para novas pessoas, promovendo oportunidades de emprego decente e produtivo.</text:p>
      <text:p text:style-name="P4"/>
      <text:p text:style-name="P4"><text:span text:style-name="T1">ODS 10:</text:span> Redução das Desigualdades</text:p>
      <text:p text:style-name="P4"/>
      <text:list text:style-name="L5">
        <text:list-item>
          <text:p text:style-name="P6">Meta 10.2: Capacitar e promover a inclusão social, econômica e política de todos, independentemente da idade, sexo, deficiência, raça, etnia, origem, religião, condição econômica ou outra.</text:p>
        </text:list-item>
      </text:list>
      <text:p text:style-name="P4"/>
      <text:p text:style-name="P4">Ao facilitar o acesso ao mercado de trabalho como freelancers, a plataforma promove a inclusão econômica de indivíduos que podem enfrentar barreiras no mercado de trabalho tradicional</text:p>
      <text:p text:style-name="P4"/>
      <text:p text:style-name="P4"><text:span text:style-name="T1">ODS 17:</text:span> Parcerias e Meios de Implementação</text:p>
      <text:p text:style-name="P4"/>
      <text:list text:style-name="L6">
        <text:list-item>
          <text:p text:style-name="P7"><text:span text:style-name="T1">Meta 17.17:</text:span> Incentivar e promover parcerias eficazes em esfera pública, público-privada e da sociedade civil, com base na experiência e estratégias de obtenção de recursos das parcerias.</text:p>
        </text:list-item>
      </text:list>
      <text:p text:style-name="P4"/>
      <text:p text:style-name="P4">A plataforma cria conexões entre freelancers e clientes, promovendo parcerias e colaborações que podem levar a oportunidades de crescimento e desenvolvimento mútuo.</text:p>
      <text:p text:style-name="P9"><text:soft-page-break/>Funcionalidades do Sistema:</text:p>
      <text:p text:style-name="P4"/>
      <text:list text:style-name="L7">
        <text:list-item>
          <text:p text:style-name="P8">Gerenciamento do Usuário</text:p>
          <text:list>
            <text:list-item>
              <text:p text:style-name="P8">Cadastrar; </text:p>
            </text:list-item>
            <text:list-item>
              <text:p text:style-name="P8">Entrar;</text:p>
            </text:list-item>
            <text:list-item>
              <text:p text:style-name="P8">Editar Perfil; </text:p>
            </text:list-item>
            <text:list-item>
              <text:p text:style-name="P8">Criar um Perfil de Freelancer.</text:p>
            </text:list-item>
          </text:list>
          <text:p text:style-name="P8"/>
        </text:list-item>
        <text:list-item>
          <text:p text:style-name="P8">Gerenciamento de Projetos</text:p>
          <text:list>
            <text:list-item>
              <text:p text:style-name="P8">Criar Projetos; </text:p>
            </text:list-item>
            <text:list-item>
              <text:p text:style-name="P8">Participar de Projetos; </text:p>
            </text:list-item>
            <text:list-item>
              <text:p text:style-name="P8">Listar Projetos; </text:p>
            </text:list-item>
            <text:list-item>
              <text:p text:style-name="P8">Listar Projetos do Usuário; </text:p>
            </text:list-item>
            <text:list-item>
              <text:p text:style-name="P8">Editar Projeto; </text:p>
            </text:list-item>
            <text:list-item>
              <text:p text:style-name="P8">Moderação de Projetos.</text:p>
            </text:list-item>
          </text:list>
          <text:p text:style-name="P8"/>
        </text:list-item>
        <text:list-item>
          <text:p text:style-name="P8">Gerenciamento de Canais de Comunicação</text:p>
          <text:list>
            <text:list-item>
              <text:p text:style-name="P8">Cria Canal; </text:p>
            </text:list-item>
            <text:list-item>
              <text:p text:style-name="P8">Moderação de Canais; </text:p>
            </text:list-item>
            <text:list-item>
              <text:p text:style-name="P8">Solicitar Acesso a Canais; </text:p>
            </text:list-item>
            <text:list-item>
              <text:p text:style-name="P8">Entrar em Canal; </text:p>
            </text:list-item>
            <text:list-item>
              <text:p text:style-name="P8">Listar Pedidos de Acesso; </text:p>
            </text:list-item>
            <text:list-item>
              <text:p text:style-name="P8">Enviar Mensagens; </text:p>
            </text:list-item>
            <text:list-item>
              <text:p text:style-name="P8">Editar Canal.</text:p>
            </text:list-item>
          </text:list>
          <text:p text:style-name="P8"/>
        </text:list-item>
      </text:list>
      <text:p text:style-name="P4"/>
      <text:p text:style-name="P2">Impacto:</text:p>
      <text:p text:style-name="P2"/>
      <text:p text:style-name="P4"><text:s text:c="4"/>• Aumento da empregabilidade: Cria oportunidades de trabalho para freelancers, especialmente em áreas com altas taxas de desemprego.</text:p>
      <text:p text:style-name="P4"/>
      <text:p text:style-name="P4"><text:s text:c="4"/>• Melhora da renda: Permite que os freelancers aumentem sua renda e tenham mais flexibilidade e autonomia em suas carreiras.</text:p>
      <text:p text:style-name="P4"/>
      <text:p text:style-name="P4"><text:s text:c="4"/>• Promoção do desenvolvimento de habilidades: Oferece recursos de capacitação profissional para que os freelancers se mantenham competitivos no mercado de trabalho.</text:p>
      <text:p text:style-name="P4"/>
      <text:p text:style-name="P4"><text:s text:c="4"/>• Redução das desigualdades: Promove a inclusão de grupos sub-representados no mercado de trabalho, como mulheres, jovens e pessoas com deficiência.</text:p>
      <text:p text:style-name="P4"/>
      <text:p text:style-name="P4"><text:soft-page-break/><text:s text:c="4"/>• Fortalecimento da economia local: Estimula o crescimento econômico, conectando empresas a profissionais qualificados e promovendo a geração de renda.</text:p>
      <text:p text:style-name="P4"/>
      <text:p text:style-name="P4"/>
      <text:p text:style-name="P4"><text:span text:style-name="T1">ConectaPlus</text:span> é uma plataforma inovadora que combina tecnologia, capacitação e responsabilidade social para promover o trabalho decente, o crescimento econômico e a inclusão soci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5:18:55.676000000</meta:creation-date>
    <dc:date>2024-08-10T15:53:41.448000000</dc:date>
    <meta:editing-duration>PT34M46S</meta:editing-duration>
    <meta:editing-cycles>1</meta:editing-cycles>
    <meta:document-statistic meta:table-count="0" meta:image-count="0" meta:object-count="0" meta:page-count="4" meta:paragraph-count="53" meta:word-count="462" meta:character-count="3169" meta:non-whitespace-character-count="2751"/>
    <meta:generator>LibreOffice/7.6.4.1$Windows_X86_64 LibreOffice_project/e19e193f88cd6c0525a17fb7a176ed8e6a3e2aa1</meta:generator>
  </office:meta>
</office:document-meta>
</file>